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ebe6" officeooo:paragraph-rsid="0008ebe6"/>
    </style:style>
    <style:style style:name="T1" style:family="text">
      <style:text-properties officeooo:rsid="0009ad16"/>
    </style:style>
    <style:style style:name="T2" style:family="text">
      <style:text-properties officeooo:rsid="000b992f"/>
    </style:style>
    <style:style style:name="T3" style:family="text">
      <style:text-properties officeooo:rsid="000bb0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itulo meia noite</text:p>
      <text:p text:style-name="P1"/>
      <text:p text:style-name="P1"/>
      <text:p text:style-name="P1"><text:tab/>Muitos tem medo da noite, acham que ela espreita todo o mal, errado não estão mas mal eles notam que um dia se inicia na noite, ou então que seus corpos precisam descansar, minha origem é incerta sim mas eu irei contar apenas aqueles que quiserem conhecer.</text:p>
      <text:p text:style-name="P1"><text:tab/>Me mudei para Londres no meados do seculo 19, antes eu morava New York USA, sabe era um lugar bacana na época eu esta estudando sobre a magia de invocação dos nativos, diferente de muitos que invocavam criaturas para utilizar na batalha, ele utilizavam a magia como uma especie de entidade interna, onde os atributos dos animais os dominavam, uma habilidade os portadores de lican podiam ter a força e velocidade de um lobo, rumores diziam que eles podiam até mesmo se tornar a criatura, mas nunca cheguei a notar, oque mais me encantou foi um dos seres que continham a habilidade de absorver a energia viva de quase tudo e utilizar como bem quisesse, desde invocações a melhorar suas habilidades, e oque isso tem haver com a noite, simplesmente porque muitos acreditam que podem utilizar os espíritos de antigos para magia tec, ainda não temos um nome meio que londrês vem investindo em tecnologia e cada vez mais a magia vem sendo deixada de lado, mas por outro lado alguns estão começando a fundir magia e tecnologia, utilizando portadores gaias para poder encontrar carvão ou até mesmo o seu nível de emissão de carbono assim definir se queima mais rápido ou menos, já <text:span text:style-name="T1">phora</text:span> são utilizados justamente para ter controle de temperatura do ambiente, ou <text:span text:style-name="T2">acender</text:span> caso alguma coisa apague, os nepo são capazes de apagar incêndios <text:span text:style-name="T1">os eolo são os únicos que ainda não tem serventia para algo, pelo visto os mais importantes das navegações a velas agora estão meio assim com as novas tecnologias. </text:span><text:span text:style-name="T3">Já nos elek somos utilizados para forças policial, mas eu bem, eu trabalho mais como investigador, e mal sabia que em breve conheceria a verdadeira definição de um demonio. </text:span></text:p>
      <text:p text:style-name="P1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8T17:06:34.295000000</dc:date>
    <meta:editing-duration>PT5M15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4" meta:word-count="336" meta:character-count="1943" meta:non-whitespace-character-count="1606"/>
  </office:meta>
</office:document-meta>
</file>